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paragraph-rsid="001f0fd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1f0fd5" officeooo:paragraph-rsid="001f0fd5" style:font-weight-asian="bold" style:font-weight-complex="bold"/>
    </style:style>
    <style:style style:name="P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weight="bold" officeooo:rsid="001f0fd5" officeooo:paragraph-rsid="001f0fd5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2">
      <style:text-properties style:font-name="Liberation Sans"/>
    </style:style>
    <style:style style:name="P9" style:family="paragraph" style:parent-style-name="Standard" style:list-style-name="WWNum1">
      <style:text-properties style:font-name="Liberation Sans"/>
    </style:style>
    <style:style style:name="P10" style:family="paragraph" style:parent-style-name="Heading_20_2">
      <style:text-properties style:font-name="Liberation Sans" fo:font-size="18pt" style:font-size-asian="18pt" style:font-size-complex="18pt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text-properties style:font-name="Liberation Sans" fo:language="en" fo:country="US"/>
    </style:style>
    <style:style style:name="P13" style:family="paragraph" style:parent-style-name="Standard" style:list-style-name="WWNum2">
      <style:text-properties style:font-name="Liberation Sans"/>
    </style:style>
    <style:style style:name="P14" style:family="paragraph" style:parent-style-name="Standard" style:list-style-name="WWNum3">
      <style:text-properties style:font-name="Liberation Sans"/>
    </style:style>
    <style:style style:name="P15" style:family="paragraph" style:parent-style-name="Standard" style:list-style-name="WWNum4">
      <style:text-properties style:font-name="Liberation Sans"/>
    </style:style>
    <style:style style:name="P16" style:family="paragraph" style:parent-style-name="Standard" style:list-style-name="WWNum5">
      <style:text-properties style:font-name="Liberation Sans"/>
    </style:style>
    <style:style style:name="P17" style:family="paragraph" style:parent-style-name="Standard" style:list-style-name="WWNum6">
      <style:text-properties style:font-name="Liberation Sans"/>
    </style:style>
    <style:style style:name="P18" style:family="paragraph" style:parent-style-name="Standard" style:list-style-name="WWNum7">
      <style:text-properties style:font-name="Liberation Sans"/>
    </style:style>
    <style:style style:name="P19" style:family="paragraph" style:parent-style-name="Standard" style:list-style-name="WWNum8">
      <style:text-properties style:font-name="Liberation Sans"/>
    </style:style>
    <style:style style:name="P20" style:family="paragraph" style:parent-style-name="Standard" style:list-style-name="WWNum9">
      <style:text-properties style:font-name="Liberation Sans"/>
    </style:style>
    <style:style style:name="P21" style:family="paragraph" style:parent-style-name="Standard" style:list-style-name="WWNum10">
      <style:text-properties style:font-name="Liberation Sans"/>
    </style:style>
    <style:style style:name="P22" style:family="paragraph" style:parent-style-name="Standard" style:list-style-name="WWNum11">
      <style:text-properties style:font-name="Liberation Sans"/>
    </style:style>
    <style:style style:name="P23" style:family="paragraph" style:parent-style-name="Standard" style:list-style-name="WWNum12">
      <style:text-properties style:font-name="Liberation Sans"/>
    </style:style>
    <style:style style:name="P24" style:family="paragraph" style:parent-style-name="Standard" style:list-style-name="WWNum13">
      <style:text-properties style:font-name="Liberation Sans"/>
    </style:style>
    <style:style style:name="P25" style:family="paragraph" style:parent-style-name="Standard" style:list-style-name="WWNum13"/>
    <style:style style:name="P26" style:family="paragraph" style:parent-style-name="Standard" style:list-style-name="WWNum14">
      <style:text-properties style:font-name="Liberation Sans"/>
    </style:style>
    <style:style style:name="P27" style:family="paragraph" style:parent-style-name="Standard" style:list-style-name="WWNum15">
      <style:text-properties style:font-name="Liberation Sans"/>
    </style:style>
    <style:style style:name="P28" style:family="paragraph" style:parent-style-name="Standard" style:list-style-name="WWNum16">
      <style:text-properties style:font-name="Liberation Sans"/>
    </style:style>
    <style:style style:name="P29" style:family="paragraph" style:parent-style-name="Standard" style:list-style-name="WWNum17">
      <style:text-properties style:font-name="Liberation Sans"/>
    </style:style>
    <style:style style:name="P30" style:family="paragraph" style:parent-style-name="Standard" style:list-style-name="WWNum18"/>
    <style:style style:name="P31" style:family="paragraph" style:parent-style-name="Heading_20_2">
      <style:paragraph-properties fo:text-align="start" style:justify-single-word="false"/>
      <style:text-properties style:font-name="Liberation Sans"/>
    </style:style>
    <style:style style:name="P3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bold" officeooo:paragraph-rsid="001f0fd5" loext:padding="0cm" loext:border="none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0fd5"/>
    </style:style>
    <style:style style:name="P34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officeooo:paragraph-rsid="001f0fd5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bold" officeooo:paragraph-rsid="001f0fd5" loext:padding="0cm" loext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0fd5"/>
    </style:style>
    <style:style style:name="P37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officeooo:paragraph-rsid="001f0fd5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0fd5"/>
    </style:style>
    <style:style style:name="P39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officeooo:paragraph-rsid="001f0fd5"/>
    </style:style>
    <style:style style:name="P4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0fd5"/>
    </style:style>
    <style:style style:name="P41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officeooo:paragraph-rsid="001f0fd5"/>
    </style:style>
    <style:style style:name="P42" style:family="paragraph" style:parent-style-name="Text_20_body" style:list-style-name="L5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f0fd5" loext:padding="0cm" loext:border="none"/>
    </style:style>
    <style:style style:name="P43" style:family="paragraph" style:parent-style-name="Standard">
      <style:paragraph-properties fo:text-align="start" style:justify-single-word="false"/>
      <style:text-properties style:font-name="Liberation Sans" officeooo:paragraph-rsid="001f0fd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style:font-name="Liberation Sans" fo:language="en" fo:country="US" fo:font-weight="bold" style:font-weight-asian="bold" style:font-weight-complex="bold"/>
    </style:style>
    <style:style style:name="T9" style:family="text">
      <style:text-properties style:font-name="Liberation Sans" fo:language="en" fo:country="US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Liberation Sans" fo:font-size="12pt" fo:letter-spacing="normal" fo:font-style="italic" fo:font-weight="normal" loext:padding="0cm" loext:border="none"/>
    </style:style>
    <style:style style:name="T13" style:family="text">
      <style:text-properties fo:font-variant="normal" fo:text-transform="none" fo:color="#000080" loext:opacity="100%" style:font-name="Liberation Sans" fo:font-size="12pt" fo:letter-spacing="normal" fo:font-style="normal" fo:font-weight="normal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idencia 3. Diseño de topología y control de acceso en AWS</text:p>
      <text:p text:style-name="P2"/>
      <text:p text:style-name="P3">El enunciado exige documentar una arquitectura AWS para un sistema de control de accesos e inventario con frontend móvil, escáner de control, backend Java y base de datos MySQL, garantizando que el backend quede aislado y que solo reciba peticiones de terminales o dispositivos autorizados; además, se deben detallar los Security Groups, el diseño de IAM y una estimación de costes.</text:p>
      <text:p text:style-name="P4">INDIC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532_1301594584" office:name="1. Objetivo del diseño" text:style-name="Index_20_Link" text:visited-style-name="Index_20_Link">1. Objetivo del diseño<text:tab/>3</text:a></text:p>
          <text:p text:style-name="P5"><text:a xlink:type="simple" xlink:href="#__RefHeading___Toc534_1301594584" office:name="2. Arquitectura propuesta" text:style-name="Index_20_Link" text:visited-style-name="Index_20_Link">2. Arquitectura propuesta<text:tab/>3</text:a></text:p>
          <text:p text:style-name="P5"><text:a xlink:type="simple" xlink:href="#__RefHeading___Toc536_1301594584" office:name="3. Diagrama lógico propuesto" text:style-name="Index_20_Link" text:visited-style-name="Index_20_Link">3. Diagrama lógico propuesto<text:tab/>3</text:a></text:p>
          <text:p text:style-name="P5"><text:a xlink:type="simple" xlink:href="#__RefHeading___Toc538_1301594584" office:name="4. Justificación del diseño" text:style-name="Index_20_Link" text:visited-style-name="Index_20_Link">4. Justificación del diseño<text:tab/>5</text:a></text:p>
          <text:p text:style-name="P5"><text:a xlink:type="simple" xlink:href="#__RefHeading___Toc540_1301594584" office:name="5. Diseño de Security Groups" text:style-name="Index_20_Link" text:visited-style-name="Index_20_Link">5. Diseño de Security Groups<text:tab/>6</text:a></text:p>
          <text:p text:style-name="P5"><text:a xlink:type="simple" xlink:href="#__RefHeading___Toc542_1301594584" office:name="6. Diseño de IAM: identidades, roles y permisos" text:style-name="Index_20_Link" text:visited-style-name="Index_20_Link">6. Diseño de IAM: identidades, roles y permisos<text:tab/>7</text:a></text:p>
          <text:p text:style-name="P5"><text:a xlink:type="simple" xlink:href="#__RefHeading___Toc544_1301594584" office:name="7. Balanceo de carga y escalado automático" text:style-name="Index_20_Link" text:visited-style-name="Index_20_Link">7. Balanceo de carga y escalado automático<text:tab/>9</text:a></text:p>
          <text:p text:style-name="P5"><text:a xlink:type="simple" xlink:href="#__RefHeading___Toc546_1301594584" office:name="8. Justificación sobre tecnologías usadas" text:style-name="Index_20_Link" text:visited-style-name="Index_20_Link">8. Justificación sobre tecnologías usadas<text:tab/>9</text:a></text:p>
          <text:p text:style-name="P5"><text:a xlink:type="simple" xlink:href="#__RefHeading___Toc548_1301594584" office:name="9. Estimación de costes" text:style-name="Index_20_Link" text:visited-style-name="Index_20_Link">9. Estimación de costes<text:tab/>9</text:a></text:p>
          <text:p text:style-name="P5"><text:a xlink:type="simple" xlink:href="#__RefHeading___Toc550_1301594584" office:name="10. Conclusión" text:style-name="Index_20_Link" text:visited-style-name="Index_20_Link">10. Conclusión<text:tab/>11</text:a></text:p>
          <text:p text:style-name="P5"><text:a xlink:type="simple" xlink:href="#__RefHeading___Toc552_1301594584" office:name="FUENTES" text:style-name="Index_20_Link" text:visited-style-name="Index_20_Link">FUENTES<text:tab/>12</text:a></text:p>
        </text:index-body>
      </text:table-of-content>
      <text:p text:style-name="P6"/>
      <text:p text:style-name="P7"/>
      <text:h text:style-name="P8" text:outline-level="2"><text:bookmark-start text:name="__RefHeading___Toc532_1301594584"/>1. <text:span text:style-name="T1">Objetivo del diseño</text:span><text:bookmark-end text:name="__RefHeading___Toc532_1301594584"/><text:span text:style-name="T2"/></text:h>
      <text:p text:style-name="P2">La arquitectura propuesta busca cumplir cuatro objetivos:</text:p>
      <text:list text:style-name="WWNum1">
        <text:list-item>
          <text:p text:style-name="P9"><text:span text:style-name="T3">Aislar el backend</text:span> para que no tenga IP pública ni acceso directo desde Internet.</text:p>
        </text:list-item>
        <text:list-item>
          <text:p text:style-name="P9"><text:span text:style-name="T3">Permitir únicamente acceso controlado</text:span> desde la app móvil y desde los terminales de escaneo autorizados.</text:p>
        </text:list-item>
        <text:list-item>
          <text:p text:style-name="P9"><text:span text:style-name="T3">Aplicar alta disponibilidad y escalado</text:span> mediante balanceador y Auto Scaling.</text:p>
        </text:list-item>
        <text:list-item>
          <text:p text:style-name="P9"><text:span text:style-name="T3">Reducir la superficie de ataque</text:span> usando mínimo privilegio en IAM y administración sin SSH abierto.</text:p>
        </text:list-item>
      </text:list>
      <text:h text:style-name="P8" text:outline-level="2"><text:bookmark-start text:name="__RefHeading___Toc534_1301594584"/>2. <text:span text:style-name="T1">Arquitectura propuesta</text:span><text:bookmark-end text:name="__RefHeading___Toc534_1301594584"/><text:span text:style-name="T2"/></text:h>
      <text:p text:style-name="Standard"><text:span text:style-name="T4">Se propone una </text:span><text:span text:style-name="T5">VPC</text:span><text:span text:style-name="T4"> con subredes públicas y privadas en dos zonas de disponibilidad. El acceso exterior entra únicamente por un </text:span><text:span text:style-name="T5">Application Load Balancer (ALB)</text:span><text:span text:style-name="T4"> en HTTPS. Las instancias del backend Java se alojan en </text:span><text:span text:style-name="T5">subredes privadas</text:span><text:span text:style-name="T4"> dentro de un </text:span><text:span text:style-name="T5">Auto Scaling Group</text:span><text:span text:style-name="T4">, y la base de datos MySQL se ubica también en </text:span><text:span text:style-name="T5">subred privada</text:span><text:span text:style-name="T4">, sin exposición pública. Los Security Groups actúan como firewall virtual y son </text:span><text:span text:style-name="T5">stateful</text:span><text:span text:style-name="T4">, por lo que la respuesta a tráfico permitido vuelve sin necesidad de abrir reglas adicionales. Para la administración se usa </text:span><text:span text:style-name="T5">AWS Systems Manager Session Manager</text:span><text:span text:style-name="T4">, que permite gestionar instancias sin abrir puertos de entrada ni mantener bastiones o claves SSH. (</text:span><text:a xlink:type="simple" xlink:href="https://docs.aws.amazon.com/vpc/latest/userguide/vpc-security-groups.html" office:name="Control traffic to your AWS resources using security groups - Amazon Virtual Private Cloud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h text:style-name="P10" text:outline-level="2"><text:bookmark-start text:name="__RefHeading___Toc536_1301594584"/>3. Diagrama lógico propuesto<text:bookmark-end text:name="__RefHeading___Toc536_1301594584"/></text:h>
      <text:p text:style-name="P11"/>
      <text:p text:style-name="P11"/>
      <text:p text:style-name="P2">Usuarios app móvil / terminales de escaneo</text:p>
      <text:p text:style-name="P2"><text:s text:c="17"/><text:span text:style-name="T6">|</text:span></text:p>
      <text:p text:style-name="P2"><text:span text:style-name="T6"><text:s text:c="17"/>| HTTPS (443)</text:span></text:p>
      <text:p text:style-name="P2"><text:span text:style-name="T6"><text:s text:c="17"/>v</text:span></text:p>
      <text:p text:style-name="P2"><text:span text:style-name="T6"><text:s text:c="8"/>AWS WAF + reglas IP + rate limit</text:span></text:p>
      <text:p text:style-name="P2"><text:soft-page-break/><text:span text:style-name="T6"><text:s text:c="17"/></text:span>|</text:p>
      <text:p text:style-name="P2"><text:s text:c="17"/>v</text:p>
      <text:p text:style-name="P2"><text:s text:c="8"/>ALB público (TLS / HTTPS)</text:p>
      <text:p text:style-name="P2"><text:s text:c="17"/><text:span text:style-name="T6">|</text:span></text:p>
      <text:p text:style-name="P2"><text:span text:style-name="T6"><text:s text:c="8"/>-------------------------</text:span></text:p>
      <text:p text:style-name="P2"><text:span text:style-name="T6"><text:s text:c="8"/>| <text:s text:c="22"/>|</text:span></text:p>
      <text:p text:style-name="P2"><text:span text:style-name="T6"><text:s text:c="8"/>v <text:s text:c="22"/>v</text:span></text:p>
      <text:p text:style-name="P2"><text:span text:style-name="T6">EC2 Backend Java 1 <text:s text:c="6"/>EC2 Backend Java 2</text:span></text:p>
      <text:p text:style-name="P2"><text:span text:style-name="T6">(private subnet) <text:s text:c="8"/>(private subnet)</text:span></text:p>
      <text:p text:style-name="P2"><text:span text:style-name="T6"><text:s text:c="8"/>\ <text:s text:c="22"/>/</text:span></text:p>
      <text:p text:style-name="P2"><text:span text:style-name="T6"><text:s text:c="9"/>\ <text:s text:c="20"/>/</text:span></text:p>
      <text:p text:style-name="P2"><text:span text:style-name="T6"><text:s text:c="10"/>------- MySQL -------</text:span></text:p>
      <text:p text:style-name="P2"><text:span text:style-name="T6"><text:s text:c="12"/>EC2 privada / BD</text:span></text:p>
      <text:p text:style-name="P2"><text:span text:style-name="T6"><text:s text:c="13"/>(private subnet)</text:span></text:p>
      <text:p text:style-name="P12"/>
      <text:p text:style-name="P2"><text:span text:style-name="T6">Administración:</text:span></text:p>
      <text:p text:style-name="P2"><text:span text:style-name="T6">Administrador -&gt; AWS Systems Manager Session Manager -&gt; EC2 privadas</text:span></text:p>
      <text:p text:style-name="P12"/>
      <text:p text:style-name="P2">Servicios de apoyo:</text:p>
      <text:p text:style-name="P2">CloudWatch (logs y métricas)</text:p>
      <text:p text:style-name="P2">IAM (roles y permisos)</text:p>
      <text:p text:style-name="P2">Secrets Manager (credenciales de BD y secretos)</text:p>
      <text:p text:style-name="P2">S3 (copias, logs o artefactos)</text:p>
      <text:h text:style-name="P8" text:outline-level="2"><text:bookmark-start text:name="__RefHeading___Toc538_1301594584"/>4. <text:span text:style-name="T1">Justificación del diseño</text:span><text:bookmark-end text:name="__RefHeading___Toc538_1301594584"/><text:span text:style-name="T2"/></text:h>
      <text:p text:style-name="Standard"><text:span text:style-name="T4">El </text:span><text:span text:style-name="T5">backend no es accesible directamente desde Internet</text:span><text:span text:style-name="T4">: solo acepta tráfico desde el Security Group del ALB. De esta forma, aunque el punto de entrada </text:span><text:soft-page-break/><text:span text:style-name="T4">sea público, la lógica de negocio permanece aislada en red privada. Esta decisión es coherente con el requisito del proyecto de que el backend solo reciba peticiones de dispositivos autorizados. (</text:span><text:a xlink:type="simple" xlink:href="https://docs.aws.amazon.com/vpc/latest/userguide/vpc-security-groups.html" office:name="Control traffic to your AWS resources using security groups - Amazon Virtual Private Cloud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P2">Para los <text:span text:style-name="T3">terminales de escaneo fijos</text:span> se propone una doble restricción:</text:p>
      <text:list text:style-name="WWNum2">
        <text:list-item>
          <text:p text:style-name="P13"><text:span text:style-name="T3">lista blanca de IPs</text:span> mediante <text:span text:style-name="T3">AWS WAF IP sets</text:span>, y</text:p>
        </text:list-item>
        <text:list-item>
          <text:p text:style-name="P13"><text:span text:style-name="T3">TLS mutuo (mTLS)</text:span> en el ALB para que solo los dispositivos con certificado válido puedan establecer conexión.</text:p>
        </text:list-item>
      </text:list>
      <text:p text:style-name="Standard"><text:span text:style-name="T4">AWS WAF permite crear conjuntos de IPs para permitir o bloquear peticiones, y puede proteger tanto ALB como API Gateway. Además, el ALB soporta </text:span><text:span text:style-name="T5">mutual TLS</text:span><text:span text:style-name="T4">, validando certificados X.509 de cliente y ayudando a asegurar que solo clientes de confianza se comuniquen con el backend. (</text:span><text:a xlink:type="simple" xlink:href="https://docs.aws.amazon.com/waf/latest/developerguide/waf-ip-set-managing.html?utm_source=chatgpt.com" office:name="Creating and managing an IP set in AWS WAF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Standard"><text:span text:style-name="T4">Para la </text:span><text:span text:style-name="T5">app móvil del trabajador</text:span><text:span text:style-name="T4">, donde la IP no es fija, la restricción principal debe hacerse por </text:span><text:span text:style-name="T5">identidad y sesión</text:span><text:span text:style-name="T4">, no por IP. Para ello se propone autenticación con </text:span><text:span text:style-name="T5">Amazon Cognito</text:span><text:span text:style-name="T4">, de forma que el usuario obtenga tokens de sesión y el backend solo procese llamadas autenticadas. Cognito genera tokens de identidad, acceso y refresco, que pueden usarse para controlar el acceso a APIs. (</text:span><text:a xlink:type="simple" xlink:href="https://docs.aws.amazon.com/cognito/latest/developerguide/amazon-cognito-user-pools-using-tokens-with-identity-providers.html?utm_source=chatgpt.com" office:name="Understanding user pool JSON web tokens (JWTs)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h text:style-name="P8" text:outline-level="2"><text:bookmark-start text:name="__RefHeading___Toc540_1301594584"/>5. <text:span text:style-name="T1">Diseño de Security Groups</text:span><text:bookmark-end text:name="__RefHeading___Toc540_1301594584"/><text:span text:style-name="T2"/></text:h>
      <text:p text:style-name="P2"><text:span text:style-name="T3">SG-ALB</text:span></text:p>
      <text:p text:style-name="P2"><text:span text:style-name="T3">Asociado a:</text:span> Application Load Balancer<text:line-break/><text:span text:style-name="T3">Entrada:</text:span></text:p>
      <text:list text:style-name="WWNum3">
        <text:list-item>
          <text:p text:style-name="P14">TCP 443 desde Internet (0.0.0.0/0) para la app móvil.</text:p>
        </text:list-item>
        <text:list-item>
          <text:p text:style-name="P14">Restricción adicional en capa WAF para terminales fijos autorizados.</text:p>
        </text:list-item>
      </text:list>
      <text:p text:style-name="P2"><text:span text:style-name="T3">Salida:</text:span></text:p>
      <text:list text:style-name="WWNum4">
        <text:list-item>
          <text:p text:style-name="P15">TCP 8080 hacia SG-BACKEND.</text:p>
        </text:list-item>
      </text:list>
      <text:p text:style-name="P2"><text:span text:style-name="T3">Justificación:</text:span><text:line-break/>El ALB es el único componente expuesto. Toda petición externa termina aquí y se reenvía solo al backend autorizado.</text:p>
      <text:p text:style-name="P2"><text:span text:style-name="T3">SG-BACKEND</text:span></text:p>
      <text:p text:style-name="P2"><text:span text:style-name="T3">Asociado a:</text:span> instancias EC2 del backend Java<text:line-break/><text:span text:style-name="T3">Entrada:</text:span></text:p>
      <text:list text:style-name="WWNum5">
        <text:list-item>
          <text:p text:style-name="P16"><text:soft-page-break/>TCP 8080 solo desde SG-ALB.</text:p>
        </text:list-item>
      </text:list>
      <text:p text:style-name="P2"><text:span text:style-name="T3">Salida:</text:span></text:p>
      <text:list text:style-name="WWNum6">
        <text:list-item>
          <text:p text:style-name="P17">TCP 3306 hacia SG-DB.</text:p>
        </text:list-item>
        <text:list-item>
          <text:p text:style-name="P17">TCP 443 hacia servicios AWS necesarios (CloudWatch, SSM, Secrets Manager).</text:p>
        </text:list-item>
        <text:list-item>
          <text:p text:style-name="P17">DNS saliente según resolución interna.</text:p>
        </text:list-item>
      </text:list>
      <text:p text:style-name="P2"><text:span text:style-name="T3">Justificación:</text:span><text:line-break/>Las instancias del backend no aceptan tráfico desde Internet ni desde otras redes; únicamente desde el balanceador.</text:p>
      <text:p text:style-name="P2"><text:span text:style-name="T3">SG-DB</text:span></text:p>
      <text:p text:style-name="P2"><text:span text:style-name="T3">Asociado a:</text:span> instancia MySQL privada<text:line-break/><text:span text:style-name="T3">Entrada:</text:span></text:p>
      <text:list text:style-name="WWNum7">
        <text:list-item>
          <text:p text:style-name="P18">TCP 3306 solo desde SG-BACKEND.</text:p>
        </text:list-item>
      </text:list>
      <text:p text:style-name="P2"><text:span text:style-name="T3">Salida:</text:span></text:p>
      <text:list text:style-name="WWNum8">
        <text:list-item>
          <text:p text:style-name="P19">Restringida al mínimo necesario para actualizaciones, monitorización o copias.</text:p>
        </text:list-item>
      </text:list>
      <text:p text:style-name="P2"><text:span text:style-name="T3">Justificación:</text:span><text:line-break/>La base de datos solo puede ser consumida por el backend. No existe acceso directo desde clientes, escáneres ni administradores.</text:p>
      <text:p text:style-name="P2"><text:span text:style-name="T3">SG-ADMIN (opcional)</text:span></text:p>
      <text:p text:style-name="Standard"><text:span text:style-name="T4">No se abre SSH ni RDP. La operación se realiza con </text:span><text:span text:style-name="T5">Session Manager</text:span><text:span text:style-name="T4">, que permite acceso seguro sin exponer puertos de entrada. Esto reduce mucho la superficie de ataque. (</text:span><text:a xlink:type="simple" xlink:href="https://docs.aws.amazon.com/systems-manager/latest/userguide/session-manager.html" office:name="AWS Systems Manager Session Manager - AWS Systems Manager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h text:style-name="P8" text:outline-level="2"><text:bookmark-start text:name="__RefHeading___Toc542_1301594584"/>6. <text:span text:style-name="T1">Diseño de IAM: identidades, roles y permisos</text:span><text:bookmark-end text:name="__RefHeading___Toc542_1301594584"/><text:span text:style-name="T2"/></text:h>
      <text:p text:style-name="Standard"><text:span text:style-name="T4">AWS recomienda aplicar </text:span><text:span text:style-name="T5">least privilege</text:span><text:span text:style-name="T4">, usar políticas gestionadas por el cliente ajustadas al caso de uso, añadir </text:span><text:span text:style-name="T5">condiciones</text:span><text:span text:style-name="T4"> en las políticas y revisar permisos con </text:span><text:span text:style-name="T5">IAM Access Analyzer</text:span><text:span text:style-name="T4">. (</text:span><text:a xlink:type="simple" xlink:href="https://docs.aws.amazon.com/IAM/latest/UserGuide/best-practices.html" office:name="Security best practices in IAM - AWS Identity and Access Management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P2"><text:span text:style-name="T3">Roles propuestos</text:span></text:p>
      <text:p text:style-name="P2"><text:soft-page-break/><text:span text:style-name="T3">a) BackendEc2Role</text:span><text:line-break/>Rol asignado a las instancias EC2 del backend.<text:line-break/>Permisos mínimos:</text:p>
      <text:list text:style-name="WWNum9">
        <text:list-item>
          <text:p text:style-name="P20">Leer secretos concretos en <text:span text:style-name="T3">Secrets Manager</text:span>.</text:p>
        </text:list-item>
        <text:list-item>
          <text:p text:style-name="P20">Escribir logs y métricas en <text:span text:style-name="T3">CloudWatch</text:span>.</text:p>
        </text:list-item>
        <text:list-item>
          <text:p text:style-name="P20">Leer artefactos de despliegue desde un bucket S3 concreto.</text:p>
        </text:list-item>
        <text:list-item>
          <text:p text:style-name="P20">Acceder a Session Manager como nodo gestionado.</text:p>
        </text:list-item>
      </text:list>
      <text:p text:style-name="P2"><text:span text:style-name="T3">b) DatabaseEc2Role</text:span><text:line-break/>Rol de la instancia MySQL.<text:line-break/>Permisos mínimos:</text:p>
      <text:list text:style-name="WWNum10">
        <text:list-item>
          <text:p text:style-name="P21">Envío de logs al servicio de monitorización.</text:p>
        </text:list-item>
        <text:list-item>
          <text:p text:style-name="P21">Gestión mediante Systems Manager.</text:p>
        </text:list-item>
        <text:list-item>
          <text:p text:style-name="P21">Sin permisos amplios sobre otros servicios.</text:p>
        </text:list-item>
      </text:list>
      <text:p text:style-name="P2"><text:span text:style-name="T3">c) DevOpsOperatorRole</text:span><text:line-break/>Rol para administración técnica.<text:line-break/>Permisos:</text:p>
      <text:list text:style-name="WWNum11">
        <text:list-item>
          <text:p text:style-name="P22"><text:span text:style-name="T6">Gestionar EC2, ALB, Auto Scaling, CloudWatch y Systems Manager.</text:span></text:p>
        </text:list-item>
        <text:list-item>
          <text:p text:style-name="P22">Sin acceso a facturación ni a todos los secretos.</text:p>
        </text:list-item>
        <text:list-item>
          <text:p text:style-name="P22">MFA obligatorio.</text:p>
        </text:list-item>
      </text:list>
      <text:p text:style-name="P2"><text:span text:style-name="T3">d) SecurityAuditRole</text:span><text:line-break/>Rol de solo lectura para auditoría.<text:line-break/>Permisos:</text:p>
      <text:list text:style-name="WWNum12">
        <text:list-item>
          <text:p text:style-name="P23">Consulta de IAM, CloudTrail, Security Groups, ALB y configuración de red.</text:p>
        </text:list-item>
        <text:list-item>
          <text:p text:style-name="P23">Sin capacidad de modificación.</text:p>
        </text:list-item>
      </text:list>
      <text:p text:style-name="P2"><text:span text:style-name="T3">Reglas organizativas recomendadas</text:span></text:p>
      <text:list text:style-name="WWNum13">
        <text:list-item>
          <text:p text:style-name="P24">No usar el <text:span text:style-name="T3">usuario root</text:span> para tareas diarias.</text:p>
        </text:list-item>
        <text:list-item>
          <text:p text:style-name="P24">Preferir <text:span text:style-name="T3">roles</text:span> frente a usuarios IAM permanentes.</text:p>
        </text:list-item>
        <text:list-item>
          <text:p text:style-name="P24">Exigir <text:span text:style-name="T3">MFA</text:span> en acceso de consola.</text:p>
        </text:list-item>
        <text:list-item>
          <text:p text:style-name="P25"><text:soft-page-break/><text:span text:style-name="T4">Revisar permisos y recursos expuestos con </text:span><text:span text:style-name="T5">IAM Access Analyzer</text:span><text:span text:style-name="T4">. (</text:span><text:a xlink:type="simple" xlink:href="https://docs.aws.amazon.com/IAM/latest/UserGuide/best-practices.html" office:name="Security best practices in IAM - AWS Identity and Access Management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  </text:list-item>
      </text:list>
      <text:h text:style-name="P8" text:outline-level="2"><text:bookmark-start text:name="__RefHeading___Toc544_1301594584"/>7. <text:span text:style-name="T1">Balanceo de carga y escalado automático</text:span><text:bookmark-end text:name="__RefHeading___Toc544_1301594584"/><text:span text:style-name="T2"/></text:h>
      <text:p text:style-name="P2">El uso de <text:span text:style-name="T3">Application Load Balancer</text:span> permite repartir peticiones entre varias instancias backend y desacoplar el punto de entrada del cómputo. Se propone un <text:span text:style-name="T3">Auto Scaling Group</text:span> con esta política:</text:p>
      <text:list text:style-name="WWNum14">
        <text:list-item>
          <text:p text:style-name="P26"><text:span text:style-name="T3">mínimo:</text:span> 2 instancias</text:p>
        </text:list-item>
        <text:list-item>
          <text:p text:style-name="P26"><text:span text:style-name="T3">deseado:</text:span> 2 instancias</text:p>
        </text:list-item>
        <text:list-item>
          <text:p text:style-name="P26"><text:span text:style-name="T3">máximo:</text:span> 4 instancias</text:p>
        </text:list-item>
      </text:list>
      <text:p text:style-name="P2">Escalado sugerido:</text:p>
      <text:list text:style-name="WWNum15">
        <text:list-item>
          <text:p text:style-name="P27"><text:span text:style-name="T3">Scale out</text:span> si CPU media &gt; 60 % durante 5 minutos.</text:p>
        </text:list-item>
        <text:list-item>
          <text:p text:style-name="P27"><text:span text:style-name="T3">Scale in</text:span> si CPU media &lt; 30 % durante 15 minutos.</text:p>
        </text:list-item>
      </text:list>
      <text:p text:style-name="P2">Con ello se consigue continuidad de servicio y absorción de picos sin sobredimensionar siempre la infraestructura.</text:p>
      <text:h text:style-name="P8" text:outline-level="2"><text:bookmark-start text:name="__RefHeading___Toc546_1301594584"/>8. <text:span text:style-name="T1">Justificación sobre tecnologías usadas</text:span><text:bookmark-end text:name="__RefHeading___Toc546_1301594584"/><text:span text:style-name="T2"/></text:h>
      <text:p text:style-name="P2">En esta propuesta se prioriza <text:span text:style-name="T3">máquina virtual (EC2)</text:span> para el backend y para MySQL por tres motivos:</text:p>
      <text:list text:style-name="WWNum16">
        <text:list-item>
          <text:p text:style-name="P28">el proyecto ya parte de un backend Java clásico,</text:p>
        </text:list-item>
        <text:list-item>
          <text:p text:style-name="P28">facilita la explicación académica de red, Security Groups e IAM,</text:p>
        </text:list-item>
        <text:list-item>
          <text:p text:style-name="P28">mantiene el coste más contenido para una evidencia teórica.</text:p>
        </text:list-item>
      </text:list>
      <text:p text:style-name="P2">Como mejora futura, podría migrarse el backend a <text:span text:style-name="T3">contenedores</text:span> (ECS/Fargate) y delegar automatizaciones auxiliares en <text:span text:style-name="T3">Lambda</text:span> para alertas, validaciones o tareas programadas.</text:p>
      <text:h text:style-name="P8" text:outline-level="2"><text:bookmark-start text:name="__RefHeading___Toc548_1301594584"/>9. <text:span text:style-name="T1">Estimación de costes</text:span><text:bookmark-end text:name="__RefHeading___Toc548_1301594584"/><text:span text:style-name="T2"/></text:h>
      <text:p text:style-name="Standard"><text:span text:style-name="T4">La </text:span><text:span text:style-name="T5">AWS Pricing Calculator</text:span><text:span text:style-name="T4"> es una herramienta gratuita de planificación que permite modelar escenarios y generar estimaciones mensuales, pero AWS indica expresamente que se trata de una </text:span><text:span text:style-name="T5">estimación aproximada, no de una cotización final</text:span><text:span text:style-name="T4">. (</text:span><text:a xlink:type="simple" xlink:href="https://docs.aws.amazon.com/pricing-calculator/latest/userguide/what-is-pricing-calculator.html?utm_source=chatgpt.com" office:name="What is AWS Pricing Calculator?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P2"><text:span text:style-name="T3">Supuestos de cálculo</text:span></text:p>
      <text:list text:style-name="WWNum17">
        <text:list-item>
          <text:p text:style-name="P29"><text:soft-page-break/>Región de referencia de precios públicos: <text:span text:style-name="T3">US East (N. Virginia)</text:span>.</text:p>
        </text:list-item>
        <text:list-item>
          <text:p text:style-name="P29"><text:span text:style-name="T6">2 instancias backend </text:span><text:span text:style-name="T7">EC2 t3.small</text:span><text:span text:style-name="T6"> 24x7.</text:span></text:p>
        </text:list-item>
        <text:list-item>
          <text:p text:style-name="P29"><text:span text:style-name="T6">1 instancia MySQL </text:span><text:span text:style-name="T7">EC2 t3.small</text:span><text:span text:style-name="T6"> 24x7.</text:span></text:p>
        </text:list-item>
        <text:list-item>
          <text:p text:style-name="P29">1 <text:span text:style-name="T3">Application Load Balancer</text:span> con uso ligero.</text:p>
        </text:list-item>
        <text:list-item>
          <text:p text:style-name="P29">1 <text:span text:style-name="T3">NAT Gateway</text:span>.</text:p>
        </text:list-item>
        <text:list-item>
          <text:p text:style-name="P29">70 GB totales de <text:span text:style-name="T3">EBS gp3</text:span>.</text:p>
        </text:list-item>
        <text:list-item>
          <text:p text:style-name="P29">Tráfico moderado y sin incluir IVA.</text:p>
        </text:list-item>
      </text:list>
      <text:p text:style-name="P2"><text:span text:style-name="T3">Coste base mensual orientativo</text:span></text:p>
      <text:list text:style-name="WWNum18">
        <text:list-item>
          <text:p text:style-name="P30"><text:span text:style-name="T8">2 x EC2 t3.small para backend</text:span><text:span text:style-name="T9">: 2 x 0,0208 USD/h x 720 h = 29,95 USD/mes. </text:span><text:span text:style-name="T4">El precio público de referencia para t3.small es 0,0208 USD/h. (</text:span><text:a xlink:type="simple" xlink:href="https://aws.amazon.com/es/ec2/pricing/on-demand/?utm_source=chatgpt.com" office:name="Precios de las instancias bajo demanda de EC2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  </text:list-item>
        <text:list-item>
          <text:p text:style-name="P30"><text:span text:style-name="T8">1 x EC2 t3.small para MySQL</text:span><text:span text:style-name="T9">: 0,0208 USD/h x 720 h = 14,98 USD/mes. </text:span><text:span text:style-name="T4">(</text:span><text:a xlink:type="simple" xlink:href="https://aws.amazon.com/es/ec2/pricing/on-demand/?utm_source=chatgpt.com" office:name="Precios de las instancias bajo demanda de EC2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  </text:list-item>
        <text:list-item>
          <text:p text:style-name="P30"><text:span text:style-name="T5">Application Load Balancer</text:span><text:span text:style-name="T4">: el precio público incluye 0,0225 USD/h más 0,008 USD por LCU-hora; tomando como referencia un escenario ligero similar al ejemplo oficial, el coste ronda </text:span><text:span text:style-name="T5">22,42 USD/mes</text:span><text:span text:style-name="T4">. (</text:span><text:a xlink:type="simple" xlink:href="https://aws.amazon.com/elasticloadbalancing/pricing/" office:name="Elastic Load Balancing pricing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  </text:list-item>
        <text:list-item>
          <text:p text:style-name="P30"><text:span text:style-name="T5">NAT Gateway</text:span><text:span text:style-name="T4">: 0,045 USD/h x 720 h = 32,40 USD/mes, más procesamiento de datos a 0,045 USD/GB; suponiendo 10 GB al mes, serían </text:span><text:span text:style-name="T5">32,85 USD/mes</text:span><text:span text:style-name="T4">. (</text:span><text:a xlink:type="simple" xlink:href="https://aws.amazon.com/vpc/pricing/" office:name="Amazon VPC Pricing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  </text:list-item>
        <text:list-item>
          <text:p text:style-name="P30"><text:span text:style-name="T5">EBS gp3 (70 GB)</text:span><text:span text:style-name="T4">: 70 x 0,08 USD/GB-mes = 5,60 USD/mes. (</text:span><text:a xlink:type="simple" xlink:href="https://aws.amazon.com/es/ebs/pricing/?utm_source=chatgpt.com" office:name="Precios de EBS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  </text:list-item>
      </text:list>
      <text:p text:style-name="Standard"><text:span text:style-name="T5">Total mensual base estimado: 105,80 USD/mes.</text:span><text:span text:style-name="T4"> (</text:span><text:a xlink:type="simple" xlink:href="https://docs.aws.amazon.com/pricing-calculator/latest/userguide/what-is-pricing-calculator.html?utm_source=chatgpt.com" office:name="What is AWS Pricing Calculator?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P2"><text:span text:style-name="T3">Observación</text:span></text:p>
      <text:p text:style-name="Standard"><text:span text:style-name="T4">Si el Auto Scaling añadiera más instancias backend durante periodos de alta carga, </text:span><text:span text:style-name="T5">cada instancia t3.small adicional</text:span><text:span text:style-name="T4"> supondría aproximadamente </text:span><text:span text:style-name="T5">14,98 USD/mes</text:span><text:span text:style-name="T4"> si permaneciera activa todo el mes. (</text:span><text:a xlink:type="simple" xlink:href="https://aws.amazon.com/es/ec2/pricing/on-demand/?utm_source=chatgpt.com" office:name="Precios de las instancias bajo demanda de EC2" text:style-name="Internet_20_link" text:visited-style-name="Visited_20_Internet_20_Link"><text:span text:style-name="Internet_20_link"><text:span text:style-name="T4">Amazon Web Services, Inc.</text:span></text:span></text:a><text:span text:style-name="T4">)</text:span></text:p>
      <text:h text:style-name="P8" text:outline-level="2"><text:bookmark-start text:name="__RefHeading___Toc550_1301594584"/>10. <text:span text:style-name="T1">Conclusión</text:span><text:bookmark-end text:name="__RefHeading___Toc550_1301594584"/><text:span text:style-name="T2"/></text:h>
      <text:p text:style-name="Standard"><text:span text:style-name="T4">La topología propuesta cumple el objetivo del enunciado: el backend queda </text:span><text:span text:style-name="T5">aislado en subred privada</text:span><text:span text:style-name="T4">, la base de datos solo es accesible desde la capa </text:span><text:soft-page-break/><text:span text:style-name="T4">de aplicación, y las peticiones externas pasan por un único punto de entrada controlado. La combinación de </text:span><text:span text:style-name="T5">WAF, HTTPS, mTLS para terminales críticos, autenticación para usuarios móviles, Security Groups restrictivos, IAM de mínimo privilegio y administración por Session Manager</text:span><text:span text:style-name="T4"> ofrece una arquitectura coherente, segura y justificable para este sistema de control de accesos e inventario. (</text:span><text:a xlink:type="simple" xlink:href="https://docs.aws.amazon.com/elasticloadbalancing/latest/application/mutual-authentication.html" office:name="Mutual authentication with TLS in Application Load Balancer - Elastic Load Balancing" text:style-name="Internet_20_link" text:visited-style-name="Visited_20_Internet_20_Link"><text:span text:style-name="Internet_20_link"><text:span text:style-name="T4">docs.aws.amazon.com</text:span></text:span></text:a><text:span text:style-name="T4">)</text:span></text:p>
      <text:p text:style-name="P3">También te lo puedo convertir en un apartado con formato académico más formal, o en un .docx listo para entregar.</text:p>
      <text:h text:style-name="P31" text:outline-level="2"/>
      <text:h text:style-name="P31" text:outline-level="2"><text:bookmark-start text:name="__RefHeading___Toc552_1301594584"/>FUENTES<text:bookmark-end text:name="__RefHeading___Toc552_1301594584"/></text:h>
      <text:p text:style-name="P32">Arquitectura y seguridad de red</text:p>
      <text:list text:style-name="L1">
        <text:list-item>
          <text:p text:style-name="P33"><text:span text:style-name="T10">Security Groups en VPC</text:span><text:span text:style-name="T11">: base para justificar que los grupos de seguridad actúan como firewall virtual y que son </text:span><text:span text:style-name="T12">stateful</text:span><text:span text:style-name="T11">. (</text:span><text:bookmark text:name="OWA2a652867-0498-a9b1-c4a8-88695cd1d1e6"/><text:a xlink:type="simple" xlink:href="https://docs.aws.amazon.com/vpc/latest/userguide/vpc-security-groups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3"><text:span text:style-name="T10">AWS Systems Manager Session Manager</text:span><text:span text:style-name="T11">: para justificar la administración de instancias sin abrir puertos de entrada ni usar bastion/SSH público. (</text:span><text:bookmark text:name="OWA0effd573-da3d-6f52-584a-94b2e9678fc9"/><text:a xlink:type="simple" xlink:href="https://docs.aws.amazon.com/systems-manager/latest/userguide/session-manager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3"><text:span text:style-name="T10">Application Load Balancer con mutual TLS (mTLS)</text:span><text:span text:style-name="T11">: para justificar que solo dispositivos con certificado válido puedan comunicarse con el backend. (</text:span><text:bookmark text:name="OWAadb34681-2803-6c07-1b37-531e091a493a"/><text:a xlink:type="simple" xlink:href="https://docs.aws.amazon.com/elasticloadbalancing/latest/application/mutual-authentication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4"><text:span text:style-name="T10">AWS WAF IP sets</text:span><text:span text:style-name="T11">: para justificar listas blancas de IPs en terminales o dispositivos autorizados. (</text:span><text:bookmark text:name="OWAbe1dd10e-82b3-a429-019c-d6f21bc94f9b"/><text:a xlink:type="simple" xlink:href="https://docs.aws.amazon.com/waf/latest/developerguide/waf-ip-set-managing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</text:list>
      <text:p text:style-name="P35">Identidades y permisos</text:p>
      <text:list text:style-name="L2">
        <text:list-item>
          <text:p text:style-name="P36"><text:span text:style-name="T10">IAM Best Practices</text:span><text:span text:style-name="T11">: para justificar mínimo privilegio, uso de roles, MFA y revisión de permisos. (</text:span><text:bookmark text:name="OWA9051c125-52ea-c8bf-f48c-cd0430becaa5"/><text:a xlink:type="simple" xlink:href="https://docs.aws.amazon.com/IAM/latest/UserGuide/best-practices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6"><text:span text:style-name="T10">IAM Access Analyzer</text:span><text:span text:style-name="T11">: para justificar validación y ajuste fino de políticas. (</text:span><text:bookmark text:name="OWA4e693969-ccb6-835e-bdfa-1f4ab42ae6d0"/><text:a xlink:type="simple" xlink:href="https://docs.aws.amazon.com/IAM/latest/UserGuide/what-is-access-analyzer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7"><text:span text:style-name="T10">Well-Architected – Least Privilege</text:span><text:span text:style-name="T11">: refuerzo de la recomendación de conceder solo los permisos estrictamente necesarios. (</text:span><text:bookmark text:name="OWAd3f85a10-67e4-6899-b4e5-c1bc5e5ef00d"/><text:a xlink:type="simple" xlink:href="https://docs.aws.amazon.com/wellarchitected/latest/framework/sec_permissions_least_privileges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</text:list>
      <text:p text:style-name="P35">Autenticación de usuarios</text:p>
      <text:list text:style-name="L3">
        <text:list-item>
          <text:p text:style-name="P38"><text:span text:style-name="T10">Amazon Cognito User Pools</text:span><text:span text:style-name="T11">: para justificar autenticación/autorización de usuarios de la app móvil. (</text:span><text:bookmark text:name="OWAdededd6a-b316-2a7e-b5c8-7b4a5b27b125"/><text:a xlink:type="simple" xlink:href="https://docs.aws.amazon.com/cognito/latest/developerguide/cognito-user-pools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39"><text:soft-page-break/><text:span text:style-name="T10">Tokens de Cognito (JWT y access token)</text:span><text:span text:style-name="T11">: para justificar el uso de tokens de acceso en llamadas autenticadas a la API. (</text:span><text:bookmark text:name="OWA6ebdf3c8-3cba-55fb-ec01-2167f825815e"/><text:a xlink:type="simple" xlink:href="https://docs.aws.amazon.com/cognito/latest/developerguide/amazon-cognito-user-pools-using-tokens-with-identity-providers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</text:list>
      <text:p text:style-name="P35">Estimación de costes</text:p>
      <text:list text:style-name="L4">
        <text:list-item>
          <text:p text:style-name="P40"><text:span text:style-name="T10">AWS Pricing Calculator</text:span><text:span text:style-name="T11">: para justificar que la estimación económica se ha planteado con la calculadora oficial de AWS. (</text:span><text:bookmark text:name="OWA2b3b5a1c-c230-3327-606c-dd8f8a457bba"/><text:a xlink:type="simple" xlink:href="https://docs.aws.amazon.com/pricing-calculator/latest/userguide/what-is-pricing-calculator.html?utm_source=chatgpt.com" office:target-frame-name="_blank" xlink:show="new" text:style-name="Internet_20_link" text:visited-style-name="Visited_20_Internet_20_Link"><text:span text:style-name="T13">docs.aws.amazon.com</text:span></text:a><text:span text:style-name="T11">)</text:span></text:p>
        </text:list-item>
        <text:list-item>
          <text:p text:style-name="P40"><text:span text:style-name="T10">EC2 On-Demand Pricing</text:span><text:span text:style-name="T11">: para el precio de referencia de instancias </text:span><text:span text:style-name="Source_20_Text"><text:span text:style-name="T11">t3.small</text:span></text:span><text:span text:style-name="T11">. (</text:span><text:bookmark text:name="OWA3ea7b309-cc23-37e6-5748-57874b88e628"/><text:a xlink:type="simple" xlink:href="https://aws.amazon.com/ec2/pricing/on-demand/?utm_source=chatgpt.com" office:target-frame-name="_blank" xlink:show="new" text:style-name="Internet_20_link" text:visited-style-name="Visited_20_Internet_20_Link"><text:span text:style-name="T13">Amazon Web Services, Inc.</text:span></text:a><text:span text:style-name="T11">)</text:span></text:p>
        </text:list-item>
        <text:list-item>
          <text:p text:style-name="P40"><text:span text:style-name="T10">Elastic Load Balancing Pricing</text:span><text:span text:style-name="T11">: para el coste del Application Load Balancer y las LCUs. (</text:span><text:bookmark text:name="OWA975bc035-5f9f-0f8f-7058-c1cc16c9e162"/><text:a xlink:type="simple" xlink:href="https://aws.amazon.com/elasticloadbalancing/pricing/?utm_source=chatgpt.com" office:target-frame-name="_blank" xlink:show="new" text:style-name="Internet_20_link" text:visited-style-name="Visited_20_Internet_20_Link"><text:span text:style-name="T13">Amazon Web Services, Inc.</text:span></text:a><text:span text:style-name="T11">)</text:span></text:p>
        </text:list-item>
        <text:list-item>
          <text:p text:style-name="P40"><text:span text:style-name="T10">Amazon VPC Pricing</text:span><text:span text:style-name="T11">: para el coste del NAT Gateway y procesamiento de datos. (</text:span><text:bookmark text:name="OWA1f507523-547d-214b-ebef-2304cec5ffdf"/><text:a xlink:type="simple" xlink:href="https://aws.amazon.com/vpc/pricing/?utm_source=chatgpt.com" office:target-frame-name="_blank" xlink:show="new" text:style-name="Internet_20_link" text:visited-style-name="Visited_20_Internet_20_Link"><text:span text:style-name="T13">Amazon Web Services, Inc.</text:span></text:a><text:span text:style-name="T11">)</text:span></text:p>
        </text:list-item>
        <text:list-item>
          <text:p text:style-name="P41"><text:span text:style-name="T10">Amazon EBS Pricing</text:span><text:span text:style-name="T11">: para el almacenamiento </text:span><text:span text:style-name="Source_20_Text"><text:span text:style-name="T11">gp3</text:span></text:span><text:span text:style-name="T11">. (</text:span><text:bookmark text:name="OWA5f2fbb6d-5c41-3044-8d4c-de8d10192687"/><text:a xlink:type="simple" xlink:href="https://aws.amazon.com/ebs/pricing/?utm_source=chatgpt.com" office:target-frame-name="_blank" xlink:show="new" text:style-name="Internet_20_link" text:visited-style-name="Visited_20_Internet_20_Link"><text:span text:style-name="T13">Amazon Web Services, Inc.</text:span></text:a><text:span text:style-name="T11">)</text:span></text:p>
        </text:list-item>
      </text:list>
      <text:p text:style-name="P35">Fuente del enunciado del proyecto</text:p>
      <text:list text:style-name="L5">
        <text:list-item>
          <text:p text:style-name="P42">Documento del proyecto que define la Evidencia 3 y el requisito de aislar el backend y detallar SG, IAM y costes.</text:p>
        </text:list-item>
      </text:list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f0fd5" officeooo:paragraph-rsid="001f0fd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Liberation Sans" fo:font-weight="bold" officeooo:rsid="001f0fd5" officeooo:paragraph-rsid="001f0fd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INTERMODULAR</text:p>
      </style:header>
      <style:footer>
        <text:p text:style-name="MP2">MANUEL MARTINEZ ALEJOS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[HS&amp;Co] Manuel Martínez</meta:initial-creator>
    <meta:editing-cycles>2</meta:editing-cycles>
    <meta:creation-date>2026-04-09T16:25:00</meta:creation-date>
    <dc:date>2026-04-09T20:48:42.740304869</dc:date>
    <meta:editing-duration>PT2M28S</meta:editing-duration>
    <meta:generator>LibreOffice/25.8.5.2$Linux_X86_64 LibreOffice_project/580$Build-2</meta:generator>
    <meta:document-statistic meta:table-count="0" meta:image-count="0" meta:object-count="0" meta:page-count="11" meta:paragraph-count="166" meta:word-count="1855" meta:character-count="12098" meta:non-whitespace-character-count="10180"/>
    <meta:user-defined meta:name="AppVersion">16.0000</meta:user-defined>
    <meta:template xlink:type="simple" xlink:actuate="onRequest" xlink:title="Normal" xlink:href=""/>
  </office:meta>
</office:document-meta>
</file>